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" svg:font-family="Albany"/>
    <style:font-face style:name="Albany1" svg:font-family="Albany" style:font-adornments="Regular" style:font-family-generic="modern" style:font-pitch="fixed"/>
    <style:font-face style:name="Cumberland1" svg:font-family="Cumberland" style:font-adornments="Bold" style:font-family-generic="modern" style:font-pitch="fixed"/>
    <style:font-face style:name="Cumberland" svg:font-family="Cumberland" style:font-adornments="Regular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Frame_20_contents">
      <style:text-properties fo:color="#999999" style:font-name="StarSymbol1" style:font-name-asian="StarSymbol1" style:font-name-complex="StarSymbol1"/>
    </style:style>
    <style:style style:name="P2" style:family="paragraph" style:parent-style-name="Frame_20_contents">
      <style:text-properties fo:color="#ffffff" style:font-name="Albany1" fo:font-size="18pt" fo:font-weight="bold"/>
    </style:style>
    <style:style style:name="P3" style:family="paragraph" style:parent-style-name="Salutation">
      <style:paragraph-properties fo:margin-left="0cm" fo:margin-right="0cm" fo:text-indent="0cm" style:auto-text-indent="false"/>
    </style:style>
    <style:style style:name="P4" style:family="paragraph" style:parent-style-name="Signature">
      <style:paragraph-properties fo:margin-left="0cm" fo:margin-right="0cm" fo:text-indent="0cm" style:auto-text-indent="false"/>
    </style:style>
    <style:style style:name="P5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6" style:family="paragraph" style:parent-style-name="Standard">
      <style:text-properties officeooo:rsid="001f6fb7" officeooo:paragraph-rsid="001f6fb7"/>
    </style:style>
    <style:style style:name="P7" style:family="paragraph" style:parent-style-name="Text_20_body">
      <style:text-properties officeooo:rsid="001e9bd8" officeooo:paragraph-rsid="001e9bd8"/>
    </style:style>
    <style:style style:name="P8" style:family="paragraph" style:parent-style-name="Text_20_body" style:list-style-name="L1">
      <style:text-properties officeooo:rsid="001e9bd8" officeooo:paragraph-rsid="001e9bd8"/>
    </style:style>
    <style:style style:name="P9" style:family="paragraph" style:parent-style-name="Text_20_body" style:list-style-name="L1">
      <style:text-properties fo:font-style="italic" officeooo:rsid="001e9bd8" officeooo:paragraph-rsid="001e9bd8" style:font-style-asian="italic" style:font-style-complex="italic"/>
    </style:style>
    <style:style style:name="P10" style:family="paragraph" style:parent-style-name="Text_20_body" style:list-style-name="L1">
      <style:text-properties fo:font-style="normal" officeooo:rsid="001e9bd8" officeooo:paragraph-rsid="001e9bd8" style:font-style-asian="normal" style:font-style-complex="normal"/>
    </style:style>
    <style:style style:name="P11" style:family="paragraph" style:parent-style-name="Text_20_body">
      <style:paragraph-properties fo:break-before="page"/>
      <style:text-properties fo:font-style="italic" officeooo:rsid="001e9bd8" officeooo:paragraph-rsid="001e9bd8" style:font-style-asian="italic" style:font-style-complex="italic"/>
    </style:style>
    <style:style style:name="P12" style:family="paragraph" style:parent-style-name="Subject">
      <style:text-properties style:text-underline-style="none" officeooo:rsid="001e9bd8" officeooo:paragraph-rsid="001e9bd8"/>
    </style:style>
    <style:style style:name="P13" style:family="paragraph" style:parent-style-name="Date" style:master-page-name="First_20_Page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6f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style:print-content="false" style:run-through="foreground" style:wrap="run-through" style:number-wrapped-paragraphs="no-limit" style:vertical-pos="from-top" style:vertical-rel="page" style:horizontal-pos="from-left" style:horizontal-rel="page" fo:background-color="#f0f0f0" style:background-transparency="0%" fo:padding="0.15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hr geehrte Damen und Herren" text:name="Salutation"/>
        <text:user-field-decl office:value-type="string" office:string-value="Mit freundlichen Grüßen" text:name="Greeting"/>
        <text:user-field-decl office:value-type="string" office:string-value="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Receiver Address" text:anchor-type="page" text:anchor-page-number="1" svg:x="2.14cm" svg:y="5.983cm" svg:width="7.92cm" draw:z-index="0">
        <draw:text-box fo:min-height="2.512cm">
          <text:p text:style-name="P6">Datenkrake GmbH &amp; Co.KG</text:p>
          <text:p text:style-name="P6">Datenschutzbeauftragter</text:p>
          <text:p text:style-name="Standard"><text:span text:style-name="T2">54321 Datenkrakenhausen</text:span></text:p>
        </draw:text-box>
      </draw:frame>
      <draw:frame draw:style-name="fr2" draw:name="Bend Marks" text:anchor-type="page" text:anchor-page-number="1" svg:x="0.667cm" svg:y="8.285cm" svg:width="1.109cm" draw:z-index="1">
        <draw:text-box fo:min-height="14.702cm">
          <text:section text:style-name="Sect1" text:name="Bend Marks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—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ext:section>
          <text:p text:style-name="P1"/>
        </draw:text-box>
      </draw:frame>
      <draw:frame draw:style-name="fr3" draw:name="Rahmen2" text:anchor-type="page" text:anchor-page-number="1" svg:x="6.001cm" svg:y="-3.401cm" svg:width="15cm" svg:height="4.001cm" draw:z-index="2">
        <draw:text-box>
          <text:p text:style-name="P2">Company Address</text:p>
        </draw:text-box>
      </draw:frame>
      <draw:frame draw:style-name="fr3" draw:name="Rahmen4" text:anchor-type="page" text:anchor-page-number="1" svg:x="2.14cm" svg:y="5.482cm" svg:width="7.92cm" svg:height="0.499cm" draw:z-index="3">
        <draw:text-box>
          <text:p text:style-name="P2"><text:s/></text:p>
        </draw:text-box>
      </draw:frame>
      <text:p text:style-name="P13"/>
      <text:p text:style-name="Date"/>
      <text:p text:style-name="Date"/>
      <text:section text:style-name="Sect1" text:name="Subject Line">
        <text:p text:style-name="P12">Widerruf der Genehmigung zur Speicherung meiner Daten für werbliche Zwecke</text:p>
      </text:section>
      <text:p text:style-name="Opening"><text:user-field-get text:name="Salutation">Sehr geehrte Damen und Herren</text:user-field-get>,</text:p>
      <text:p text:style-name="P7">hiermit widerspreche ich der Nutzung meiner persönlichen Daten zu jeglichen werblichen Zwecken.</text:p>
      <text:p text:style-name="P7"></text:p>
      <text:p text:style-name="P7">Folgende Aufforderungen gemäß Bundesdatenschutzgesetz (BDSG) betreffen sämtliche</text:p>
      <text:p text:style-name="P7"></text:p>
      <text:p text:style-name="P7">über meine Person gespeicherten Daten, die Sie anhand meiner oben genannten Adresse identifizieren können. Gemäß Bundesdatenschutzgesetz (BDSG) fordere ich Sie hiermit auf:</text:p>
      <text:p text:style-name="P7"/>
      <text:list xml:id="list8228369442138553897" text:style-name="L1">
        <text:list-item>
          <text:p text:style-name="P8">Sie haben mir gegenüber unverzüglich offen zulegen, welche Daten außer den oben aufgeführten Adressen Sie über meine durch diesen Namen und/oder diese Adresse identifizierte Person gespeichert haben, und aus welchen Quellen sämtliche mich betreffenden Daten stammen.</text:p>
          <text:p text:style-name="P9">§6 Abs. 2, §28 Abs.4, §34 Abs.1-3 BDSG</text:p>
        </text:list-item>
        <text:list-item>
          <text:p text:style-name="P10">Sie haben den Verwendungszweck sämtlicher mich betreffenden Daten ebenfalls unverzüglich mir gegenüber offen zulegen.</text:p>
          <text:p text:style-name="P9">§34 Abs.1, §43 Abs.3 BDSG</text:p>
        </text:list-item>
        <text:list-item>
          <text:p text:style-name="P10">Sie haben <text:span text:style-name="T1">sämtliche</text:span> meine Person und meine Adresse betreffenden Daten unverzüglich zu sperren und mir diese Sperrung zu bestätigen.</text:p>
          <text:p text:style-name="P9">§28 Abs.4, §30 Abs.3, §43 Abs.3, ferner §4 Abs.1 BDSG</text:p>
        </text:list-item>
      </text:list>
      <text:p text:style-name="P11"/>
      <text:list xml:id="list105329337287977" text:continue-numbering="true" text:style-name="L1">
        <text:list-item>
          <text:p text:style-name="P10">Ich untersage Ihnen jedwede zukünftige Speicherung meine Person bzw. meine Adressen betreffenden Daten ohne meine vorherige ausdrückliche schriftliche Genehmigung.</text:p>
          <text:p text:style-name="P9">§28 Abs.4, §4 Abs.1-2 BDSG</text:p>
        </text:list-item>
        <text:list-item>
          <text:p text:style-name="P10">Ich untersage Ihnen die Übermittlung dieser Daten an Dritte. Für bereits an Dritte übermittelte Daten fordere ich eine unverzügliche Sperrung.</text:p>
          <text:p text:style-name="P9">§6 Abs.2, §28 Abs.4 BDSG</text:p>
        </text:list-item>
      </text:list>
      <text:p text:style-name="P7"/>
      <text:p text:style-name="P7">Ich setze Ihnen zur Erfüllung dieser Forderung eine Frist von zwei Wochen beginnend mit dem Datum dieses Schreibens.</text:p>
      <text:p text:style-name="P7"></text:p>
      <text:p text:style-name="P7">Für die aus diesem Schreiben resultierende, selbstverständlich ausdrücklich</text:p>
      <text:p text:style-name="P7">erwünschte schriftliche Kommunikation benutzen Sie bitte ausschließlich meine</text:p>
      <text:p text:style-name="P7">oben genannte Postadresse. Ich bedanke mich für Ihre Kooperation.</text:p>
      <text:p text:style-name="P3"><text:user-field-get text:name="Greeting">Mit freundlichen Grüßen</text:user-field-get>,</text:p>
      <text:p text:style-name="P4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" svg:font-family="Albany"/>
    <style:font-face style:name="Albany1" svg:font-family="Albany" style:font-adornments="Regular" style:font-family-generic="modern" style:font-pitch="fixed"/>
    <style:font-face style:name="Cumberland1" svg:font-family="Cumberland" style:font-adornments="Bold" style:font-family-generic="modern" style:font-pitch="fixed"/>
    <style:font-face style:name="Cumberland" svg:font-family="Cumberland" style:font-adornments="Regular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Cumberland" fo:font-family="Cumberland" style:font-style-name="Regular" style:font-family-generic="modern" style:font-pitch="fixed" fo:font-size="10pt" fo:letter-spacing="0.004cm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Cumberland1" fo:font-family="Cumberland" style:font-style-name="Bold" style:font-family-generic="modern" style:font-pitch="fixed" fo:font-size="14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f6fb7" officeooo:paragraph-rsid="001f6fb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Max Mustermann</text:p>
        <text:p text:style-name="MP1">Musterstraße 123</text:p>
        <text:p text:style-name="MP1">12345 Musterstadt</text:p>
        <text:p text:style-name="MP1">E-Mail: max.mustermann@example.org</text:p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t5f_vorlage</dc:title>
    <dc:description>Business letter in office style with monospaced font. Vorlage mit dem Brief-Assistent am 22.05.14 erstellt.</dc:description>
    <meta:creation-date>2014-05-22T10:25:29.436457665</meta:creation-date>
    <dc:language>en-US</dc:language>
    <meta:editing-cycles>2</meta:editing-cycles>
    <meta:editing-duration>PT12M49S</meta:editing-duration>
    <meta:initial-creator>Julian Wiersbitzki</meta:initial-creator>
    <dc:date>2014-05-22T10:53:28.720929698</dc:date>
    <dc:creator>Julian Wiersbitzki</dc:creator>
    <meta:document-statistic meta:table-count="0" meta:image-count="0" meta:object-count="0" meta:page-count="2" meta:paragraph-count="34" meta:word-count="265" meta:character-count="1981" meta:non-whitespace-character-count="1737"/>
    <meta:user-defined meta:name="Info 0"/>
    <meta:user-defined meta:name="Info 1"/>
    <meta:user-defined meta:name="Info 2"/>
    <meta:user-defined meta:name="Info 3"/>
    <meta:template xlink:type="simple" xlink:actuate="onRequest" xlink:title="t5f_vorlage" xlink:href="../../../../.config/libreoffice/4/user/template/myLetterTemplate.ott" meta:date="2014-05-22T10:25:28.917167330"/>
  </office:meta>
</office:document-meta>
</file>